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color="#00cc33" loext:opacity="100%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1d98c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officeooo:paragraph-rsid="00180336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8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>
        <style:tab-stops>
          <style:tab-stop style:position="3.493cm"/>
        </style:tab-stops>
      </style:paragraph-properties>
      <style:text-properties officeooo:rsid="002026d7" officeooo:paragraph-rsid="0011d98c"/>
    </style:style>
    <style:style style:name="P10" style:family="paragraph" style:parent-style-name="Standard">
      <style:paragraph-properties>
        <style:tab-stops>
          <style:tab-stop style:position="3.493cm"/>
        </style:tab-stops>
      </style:paragraph-properties>
      <style:text-properties officeooo:paragraph-rsid="0011d98c"/>
    </style:style>
    <style:style style:name="P11" style:family="paragraph" style:parent-style-name="Standard">
      <style:paragraph-properties fo:text-align="start" style:justify-single-word="false">
        <style:tab-stops>
          <style:tab-stop style:position="8.498cm"/>
        </style:tab-stops>
      </style:paragraph-properties>
    </style:style>
    <style:style style:name="P12" style:family="paragraph" style:parent-style-name="Standard">
      <style:paragraph-properties fo:text-align="start" style:justify-single-word="false">
        <style:tab-stops>
          <style:tab-stop style:position="8.498cm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1pt" officeooo:paragraph-rsid="00165222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fo:font-size="9pt" fo:font-style="italic" officeooo:rsid="004e22f6" officeooo:paragraph-rsid="00222e0c" style:font-size-asian="9pt" style:font-style-asian="italic" style:font-size-complex="9pt" style:font-style-complex="italic"/>
    </style:style>
    <style:style style:name="P1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fo:font-size="3pt" fo:font-style="italic" officeooo:rsid="00467af5" officeooo:paragraph-rsid="00222e0c" style:font-size-asian="3pt" style:font-style-asian="italic" style:font-size-complex="3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8a6db" style:font-size-asian="11pt" style:font-size-complex="11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officeooo:rsid="001b5b13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0pt" officeooo:rsid="002d1082" style:font-size-asian="10pt" style:font-size-complex="10pt"/>
    </style:style>
    <style:style style:name="T10" style:family="text">
      <style:text-properties fo:font-size="10pt" officeooo:rsid="0041268d" style:font-size-asian="10pt" style:font-size-complex="10pt"/>
    </style:style>
    <style:style style:name="T11" style:family="text">
      <style:text-properties fo:font-size="10pt" officeooo:rsid="0044d0e5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inica Dentale San Pio X srl</text:p>
      <text:p text:style-name="P2">Via Montegrappa 2/A</text:p>
      <text:p text:style-name="P2">31039 Riese Pio X ( TV )</text:p>
      <text:p text:style-name="P2">P.I. 03725240281</text:p>
      <text:p text:style-name="Standard"/>
      <text:p text:style-name="Standard">Consenso informato chirurgia parodontale rigenerativa</text:p>
      <text:p text:style-name="P1">Informazione per il consenso al trattamento: <text:span text:style-name="T1">chirurgia parodontale rigenerativa</text:span></text:p>
      <text:p text:style-name="Standard"/>
      <text:p text:style-name="P9">Cognome e nome:<text:tab/><text:span text:style-name="T6">$$cognomenome$$</text:span></text:p>
      <text:p text:style-name="P10"/>
      <text:p text:style-name="P10">C.F.:<text:tab/><text:span text:style-name="T6">$$codicefiscale$$</text:span></text:p>
      <text:p text:style-name="P10"/>
      <text:p text:style-name="P10">Indirizzo:<text:tab/><text:span text:style-name="T6">$$indirizzo$$</text:span></text:p>
      <text:p text:style-name="P10"/>
      <text:p text:style-name="P4"><text:span text:style-name="T3">Nel presente modulo verranno specificati rischi, benefici ed alternative del trattamento di terapia parodontale rigenerativa che viene effettuato in questa struttura. La preghiamo di leggere attentamente. Pu</text:span><text:span text:style-name="T4">ò</text:span><text:span text:style-name="T3"> richiedere copia di queste pagine in segreteria.</text:span></text:p>
      <text:p text:style-name="P5"/>
      <text:p text:style-name="P8">DESCRIZIONE DELL'INTERVENTO</text:p>
      <text:p text:style-name="P5">Rimodellamento e/o rigenerazione dei tessuti di supporto del dente allo scopo di arrestare la perdita della gengiva e/o osso con rischio di perdita del dente.</text:p>
      <text:p text:style-name="P5"/>
      <text:p text:style-name="P8">BENEFICI DELL'INTERVENTO</text:p>
      <text:p text:style-name="P6">Miglioramento della stabilità dei denti e della loro prognosi (permanenza in bocca) e dell'eventuale appoggio protesico successivo.</text:p>
      <text:p text:style-name="P5"/>
      <text:p text:style-name="P8">RISCHI DELL'INTERVENTO</text:p>
      <text:p text:style-name="P5">Sono relativi: all'impiego inevitabile di anestetico locale, con vasocostrittore o senza, a cui alcuni soggetti possono risultare particolarmente sensibili per allergie, patologie renali, cardiache, endocrine o stato di gravidanza; alla possibilità di lesioni ossee o parodontali, raramente aumento della mobilità fino alla perdita del dente.</text:p>
      <text:p text:style-name="P5"/>
      <text:p text:style-name="P8">COMPLICAZIONI</text:p>
      <text:p text:style-name="P5">Dopo l'intervento è possibile avere aumento della sensibilità dei denti, dolore (controllabile farmacologicamente), infezione, infiammazione (con gonfiore ed ecchimosi della guancia e nelle zone adiacenti la sede dell'intervento) o emorragia (facilmente controllabile). Raramente si verifica una temporanea impotenza funzionale ed un rialzo della temperatura. Tutte le complicazioni immediate ed a lunga distanza vengono notevolmente ridotte attenendosi scrupolosamente alle indicazioni dell'odontoiatra ed attenendosi ai tempi consigliati per controlli a distanza.</text:p>
      <text:p text:style-name="P5"/>
      <text:p text:style-name="P8">AVVERTENZA</text:p>
      <text:p text:style-name="P5">La mancata esecuzione del trattamento porta al persistere della malattia parodontale che può estendersi anche agli elementi vicini fino a causarne la perdita per il perseverare dell'infiammazione, che inevitabilmente porta alla perdita dei denti e alla riduzione della superficie masticatoria che potrebbe causare delle difficoltà all'apparato digestivo.</text:p>
      <text:p text:style-name="P5"/>
      <text:p text:style-name="P13">Riese Pio X, lì $$data$$</text:p>
      <text:p text:style-name="P7"/>
      <text:p text:style-name="P14">Clinica dentale San Pio X</text:p>
      <text:p text:style-name="P14">Direttore sanitario dott. Giovanni Toniolo</text:p>
      <text:p text:style-name="P12"/>
      <text:p text:style-name="P12"/>
      <text:p text:style-name="P12"/>
      <text:p text:style-name="P11"><text:span text:style-name="T3"><text:tab/></text:span><text:span text:style-name="T8">Firma paziente</text:span><text:span text:style-name="T3"> (</text:span><text:span text:style-name="T2">o di chi ne fa le veci: madre, padre, tutore)</text:span></text:p>
      <text:p text:style-name="P15"><text:span text:style-name="T9">$$dottore$$<text:tab/></text:span><text:span text:style-name="T10">$$</text:span><text:span text:style-name="T11">delegato</text:span><text:span text:style-name="T10">$$</text:span></text:p>
      <text:p text:style-name="P16"><text:span text:style-name="T8">--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iovanni antonello toniolo</meta:initial-creator>
    <meta:editing-duration>PT21H3M46S</meta:editing-duration>
    <meta:editing-cycles>17</meta:editing-cycles>
    <meta:generator>LibreOffice/7.2.4.1$Windows_X86_64 LibreOffice_project/27d75539669ac387bb498e35313b970b7fe9c4f9</meta:generator>
    <dc:date>2022-01-05T16:56:52.286000000</dc:date>
    <meta:document-statistic meta:table-count="0" meta:image-count="0" meta:object-count="0" meta:page-count="1" meta:paragraph-count="26" meta:word-count="315" meta:character-count="2380" meta:non-whitespace-character-count="2090"/>
  </office:meta>
</office:document-meta>
</file>